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8728in"/>
    </style:style>
    <style:style style:name="co2" style:family="table-column">
      <style:table-column-properties fo:break-before="auto" style:column-width="1.8083in"/>
    </style:style>
    <style:style style:name="co3" style:family="table-column">
      <style:table-column-properties fo:break-before="auto" style:column-width="1.132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font-name="Arial" fo:font-style="italic" style:font-name-asian="Arial1" style:font-style-asian="italic" style:font-name-complex="Lucidasans" style:font-style-complex="italic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font-name="Arial" style:font-name-asian="Arial1" style:font-name-complex="Lucidasans"/>
    </style:style>
    <style:style style:name="ce7" style:family="table-cell" style:parent-style-name="Default">
      <style:text-properties style:font-name="Arial" style:font-name-asian="Arial1" style:font-name-complex="Lucidasans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Arial" style:font-name-asian="Arial1" style:font-name-complex="Lucidasans"/>
    </style:style>
    <style:style style:name="T3" style:family="text">
      <style:text-properties style:font-name="Arial" fo:font-style="normal" style:font-name-asian="Arial1" style:font-style-asian="normal" style:font-name-complex="Lucidasans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Arial" fo:font-weight="normal" style:font-name-asian="Arial1" style:font-weight-asian="normal" style:font-name-complex="Lucidasans" style:font-weight-complex="normal"/>
    </style:style>
    <style:style style:name="T7" style:family="text">
      <style:text-properties style:font-name="Arial" fo:font-style="italic" fo:font-weight="normal" style:font-name-asian="Arial1" style:font-style-asian="italic" style:font-weight-asian="normal" style:font-name-complex="Lucidasans" style:font-style-complex="italic" style:font-weight-complex="normal"/>
    </style:style>
    <style:style style:name="T8" style:family="text">
      <style:text-properties style:font-name="Arial" fo:font-style="italic" style:font-name-asian="Arial1" style:font-style-asian="italic" style:font-name-complex="Lucidasans" style:font-style-complex="itali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table:style-name="ce1"/>
          <table:table-cell/>
          <table:table-cell table:style-name="ce5" office:value-type="string">
            <text:p>CH1859 </text:p>
          </table:table-cell>
          <table:table-cell table:style-name="ce5" office:value-type="string">
            <text:p>T1875</text:p>
          </table:table-cell>
          <table:table-cell table:style-name="ce5" office:value-type="string">
            <text:p>KP1878</text:p>
          </table:table-cell>
          <table:table-cell table:style-name="ce5" office:value-type="string">
            <text:p>CH1885</text:p>
          </table:table-cell>
          <table:table-cell table:style-name="ce5" office:value-type="string">
            <text:p>CH1890</text:p>
          </table:table-cell>
          <table:table-cell table:style-name="ce5" office:value-type="string">
            <text:p>CH1895</text:p>
          </table:table-cell>
          <table:table-cell table:style-name="ce5" office:value-type="string">
            <text:p>AC1896</text:p>
          </table:table-cell>
          <table:table-cell table:style-name="ce5" office:value-type="string">
            <text:p>ML1950</text:p>
          </table:table-cell>
          <table:table-cell/>
        </table:table-row>
        <table:table-row table:style-name="ro2">
          <table:table-cell table:style-name="ce1" office:value-type="string">
            <text:p>Substantive</text:p>
          </table:table-cell>
          <table:table-cell table:style-name="ce3" office:value-type="string">
            <text:p>Chapter number</text:p>
          </table:table-cell>
          <table:table-cell table:style-name="ce4" office:value-type="string">
            <text:p>CHAPTER VII [<text:span text:style-name="T5">vol two of </text:span><text:span text:style-name="T5">three</text:span>]</text:p>
          </table:table-cell>
          <table:table-cell table:style-name="ce4" office:value-type="string">
            <text:p>CHAPTER XXIII [<text:span text:style-name="T5">vol one </text:span><text:span text:style-name="T5">of two</text:span>]</text:p>
          </table:table-cell>
          <table:table-cell table:style-name="ce4" office:value-type="string">
            <text:p>CHAPTER XXIII [<text:span text:style-name="T5">vol one </text:span><text:span text:style-name="T5">of one</text:span>]</text:p>
          </table:table-cell>
          <table:table-cell table:style-name="ce4" office:value-type="string">
            <text:p>CHAPTER XXIII [<text:span text:style-name="T5">vol one </text:span><text:span text:style-name="T5">of one</text:span>]</text:p>
          </table:table-cell>
          <table:table-cell table:style-name="ce4" office:value-type="string">
            <text:p>CHAPTER XXIII [<text:span text:style-name="T5">vol one </text:span><text:span text:style-name="T5">of one</text:span>]</text:p>
          </table:table-cell>
          <table:table-cell table:style-name="ce4" office:value-type="string">
            <text:p>CHAPTER XXIII [<text:span text:style-name="T5">vol one </text:span><text:span text:style-name="T5">of one</text:span>]</text:p>
          </table:table-cell>
          <table:table-cell table:style-name="ce4" office:value-type="string">
            <text:p>CHAPTER XXII [vol one of two]</text:p>
          </table:table-cell>
          <table:table-cell table:style-name="ce4" office:value-type="string">
            <text:p>CHAPTER XXVI [<text:span text:style-name="T5">vol one </text:span><text:span text:style-name="T5">of one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chapter number 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<text:span text:style-name="T1"> study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Baronet</text:p>
          </table:table-cell>
          <table:table-cell table:number-columns-repeated="6" table:style-name="ce4" office:value-type="string">
            <text:p>baronet</text:p>
          </table:table-cell>
          <table:table-cell table:style-name="ce4" office:value-type="string">
            <text:p>Barone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mated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Parish</text:p>
          </table:table-cell>
          <table:table-cell table:number-columns-repeated="6" table:style-name="ce4" office:value-type="string">
            <text:p>parish</text:p>
          </table:table-cell>
          <table:table-cell table:style-name="ce4" office:value-type="string">
            <text:p>Parish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Mr. </text:span><text:span text:style-name="T1">Thompson</text:span> 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Hyphenation </text:p>
          </table:table-cell>
          <table:table-cell table:number-columns-repeated="3" table:style-name="ce4" office:value-type="string">
            <text:p>high-road</text:p>
          </table:table-cell>
          <table:table-cell table:number-columns-repeated="4" table:style-name="ce4" office:value-type="string">
            <text:p>high road</text:p>
          </table:table-cell>
          <table:table-cell table:style-name="ce4" office:value-type="string">
            <text:p>high-road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Perdition</text:p>
          </table:table-cell>
          <table:table-cell table:number-columns-repeated="2" table:style-name="ce4" office:value-type="string">
            <text:p>perdition</text:p>
          </table:table-cell>
          <table:table-cell table:style-name="ce6" office:value-type="string">
            <text:p>perdition</text:p>
          </table:table-cell>
          <table:table-cell table:number-columns-repeated="3" table:style-name="ce4" office:value-type="string">
            <text:p>perdition</text:p>
          </table:table-cell>
          <table:table-cell table:style-name="ce4" office:value-type="string">
            <text:p>Perdition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number-columns-repeated="2" table:style-name="ce4" office:value-type="string">
            <text:p>Note-Book</text:p>
          </table:table-cell>
          <table:table-cell table:number-columns-repeated="5" table:style-name="ce4" office:value-type="string">
            <text:p>Note-book</text:p>
          </table:table-cell>
          <table:table-cell table:style-name="ce4" office:value-type="string">
            <text:p>Note-Book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for<text:span text:style-name="T1"> </text:span><text:span text:style-name="T1">Wherefore </text:span><text:span text:style-name="T1">Wild Oats [...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again</text:span> 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for <text:span text:style-name="T1">Whether men </text:span><text:span text:style-name="T1">might [...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number-columns-repeated="2" table:style-name="ce4" office:value-type="string">
            <text:p>Note-Book</text:p>
          </table:table-cell>
          <table:table-cell table:number-columns-repeated="5" table:style-name="ce4" office:value-type="string">
            <text:p>Note-book</text:p>
          </table:table-cell>
          <table:table-cell table:style-name="ce4" office:value-type="string">
            <text:p>Note-Book</text:p>
          </table:table-cell>
          <table:table-cell/>
        </table:table-row>
        <table:table-row table:style-name="ro4">
          <table:table-cell table:style-name="ce1" office:value-type="string">
            <text:p>Substantive</text:p>
          </table:table-cell>
          <table:table-cell office:value-type="string">
            <text:p>Deletion of text,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Mrs. Grandison appeared [<text:span text:style-name="T5">deleted </text:span><text:span text:style-name="T5">through</text:span>] ideal of a girl.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company</text:span> 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accost </text:span><text:span text:style-name="T1">was</text:span> 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<text:span text:style-name="T1"> laughing</text:span> 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she said</text:span> 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I 'm [<text:span text:style-name="T5">“am” </text:span><text:span text:style-name="T5">abbreviated </text:span><text:span text:style-name="T5">independentl</text:span><text:span text:style-name="T5">y</text:span>]</text:p>
          </table:table-cell>
          <table:table-cell table:number-columns-repeated="5" table:style-name="ce4" office:value-type="string">
            <text:p>I'm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I'm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I 'm [<text:span text:style-name="T5">“am” </text:span><text:span text:style-name="T5">abbreviated </text:span><text:span text:style-name="T5">independentl</text:span><text:span text:style-name="T5">y</text:span>]</text:p>
          </table:table-cell>
          <table:table-cell table:number-columns-repeated="5" table:style-name="ce4" office:value-type="string">
            <text:p>I'm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I'm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laughed </text:span><text:span text:style-name="T1">again</text:span> 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I do.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 of definite article preceding <text:span text:style-name="T1">Griffin</text:span></text:p>
          </table:table-cell>
          <table:table-cell table:style-name="ce4" office:value-type="string">
            <text:p>the </text:p>
          </table:table-cell>
          <table:table-cell table:style-name="ce4" office:value-type="string">
            <text:p>the</text:p>
          </table:table-cell>
          <table:table-cell table:number-columns-repeated="4" table:style-name="ce4" office:value-type="string">
            <text:p>The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the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you are.</text:span>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Pa</text:p>
          </table:table-cell>
          <table:table-cell table:number-columns-repeated="5" table:style-name="ce4" office:value-type="string">
            <text:p>pa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Pa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Ma</text:p>
          </table:table-cell>
          <table:table-cell table:number-columns-repeated="5" table:style-name="ce4" office:value-type="string">
            <text:p>ma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Ma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mind.</text:span>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nasty!</text:span>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Hyphenation </text:p>
          </table:table-cell>
          <table:table-cell table:number-columns-repeated="2" table:style-name="ce4" office:value-type="string">
            <text:p>stride-ways</text:p>
          </table:table-cell>
          <table:table-cell table:style-name="ce4" office:value-type="string">
            <text:p>DOUBLE CHECK</text:p>
          </table:table-cell>
          <table:table-cell table:style-name="ce4" office:value-type="string">
            <text:p>stride-ways [<text:span text:style-name="T5">broken at </text:span><text:span text:style-name="T5">line end</text:span>]</text:p>
          </table:table-cell>
          <table:table-cell table:style-name="ce4" office:value-type="string">
            <text:p>stride-ways [<text:span text:style-name="T5">broken at </text:span><text:span text:style-name="T5">line end</text:span>]</text:p>
          </table:table-cell>
          <table:table-cell table:style-name="ce4" office:value-type="string">
            <text:p>stride-ways [<text:span text:style-name="T5">broken at </text:span><text:span text:style-name="T5">line end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trideways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Deletion of text, most likely accidental</text:p>
          </table:table-cell>
          <table:table-cell table:number-columns-repeated="3" table:style-name="ce4" office:value-type="string">
            <text:p>all on one side</text:p>
          </table:table-cell>
          <table:table-cell table:number-columns-repeated="3" table:style-name="ce4" office:value-type="string">
            <text:p>all one side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all on one side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Ma</text:p>
          </table:table-cell>
          <table:table-cell table:number-columns-repeated="5" table:style-name="ce4" office:value-type="string">
            <text:p>ma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Ma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boy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5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Ma did [<text:span text:style-name="T5">deleted </text:span><text:span text:style-name="T5">through</text:span>] see if I don't!</text:p>
          </table:table-cell>
          <table:table-cell table:style-name="ce4" office:value-type="string">
            <text:p>Ma did [<text:span text:style-name="T5">deleted </text:span><text:span text:style-name="T5">through</text:span>] see if I don't!</text:p>
          </table:table-cell>
          <table:table-cell table:style-name="ce4" office:value-type="string">
            <text:p>Ma did [<text:span text:style-name="T5">deleted </text:span><text:span text:style-name="T5">through</text:span>] see if I don't!</text:p>
          </table:table-cell>
          <table:table-cell table:style-name="ce4" office:value-type="string">
            <text:p>Ma did [<text:span text:style-name="T5">deleted </text:span><text:span text:style-name="T5">through</text:span>] see if I don't!</text:p>
          </table:table-cell>
          <table:table-cell table:style-name="ce4" office:value-type="string">
            <text:p>Ma did [<text:span text:style-name="T5">deleted </text:span><text:span text:style-name="T5">through</text:span>] see if I don't!</text:p>
          </table:table-cell>
          <table:table-cell table:style-name="ce4" office:value-type="string">
            <text:p>[<text:span text:style-name="T5">n/a; part of </text:span><text:span text:style-name="T5">larger deleted </text:span><text:span text:style-name="T5">sec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call me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Charley.</text:span>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2" table:style-name="ce4" office:value-type="string">
            <text:p>sisters 'll</text:p>
          </table:table-cell>
          <table:table-cell table:style-name="ce4" office:value-type="string">
            <text:p>sisters'll</text:p>
          </table:table-cell>
          <table:table-cell table:style-name="ce4" office:value-type="string">
            <text:p>sisters'll</text:p>
          </table:table-cell>
          <table:table-cell table:style-name="ce4" office:value-type="string">
            <text:p>sisters'll</text:p>
          </table:table-cell>
          <table:table-cell table:style-name="ce4" office:value-type="string">
            <text:p>sisters'll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isters 'll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2" table:style-name="ce4" office:value-type="string">
            <text:p>you're</text:p>
          </table:table-cell>
          <table:table-cell table:number-columns-repeated="4" table:style-name="ce4" office:value-type="string">
            <text:p>you are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you're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to you.</text:span>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saying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him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cabbage-roses.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'cabbage!'</text:span>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were n’t</text:p>
          </table:table-cell>
          <table:table-cell table:number-columns-repeated="5" table:style-name="ce4" office:value-type="string">
            <text:p>weren'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weren'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<text:span text:style-name="T1"> little</text:span>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love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know</text:span>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. [<text:span text:style-name="T5">period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you.</text:span> 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informed </text:span><text:span text:style-name="T1">her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lady is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is n’t</text:p>
          </table:table-cell>
          <table:table-cell table:number-columns-repeated="5" table:style-name="ce4" office:value-type="string">
            <text:p>isn'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isn'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her say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, second instance of “dearest”</text:p>
          </table:table-cell>
          <table:table-cell table:number-columns-repeated="3" table:style-name="ce4" office:value-type="string">
            <text:p>Dearest</text:p>
          </table:table-cell>
          <table:table-cell table:number-columns-repeated="3" table:style-name="ce4" office:value-type="string">
            <text:p>deares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Deares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Ending quotation mark for <text:span text:style-name="T1">Walter!</text:span></text:p>
          </table:table-cell>
          <table:table-cell table:style-name="ce4" office:value-type="string">
            <text:p>[<text:span text:style-name="T5">quotation </text:span><text:span text:style-name="T5">mark missing</text:span>]</text:p>
          </table:table-cell>
          <table:table-cell table:style-name="ce4" office:value-type="string">
            <text:p>[<text:span text:style-name="T5">quotation </text:span><text:span text:style-name="T5">mark missing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flushed </text:span><text:span text:style-name="T1">up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quotation </text:span><text:span text:style-name="T5">mark present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Suddenly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number-columns-repeated="6" table:style-name="ce4" office:value-type="string">
            <text:p>they</text:p>
          </table:table-cell>
          <table:table-cell table:style-name="ce4" office:value-type="string">
            <text:p>They</text:p>
          </table:table-cell>
          <table:table-cell table:style-name="ce4" office:value-type="string">
            <text:p>they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Punctuation after breakfast-table, <text:span text:style-name="T1">and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 DOUBLE CHECK!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attentively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Baronet</text:p>
          </table:table-cell>
          <table:table-cell table:number-columns-repeated="6" table:style-name="ce4" office:value-type="string">
            <text:p>baronet</text:p>
          </table:table-cell>
          <table:table-cell table:style-name="ce4" office:value-type="string">
            <text:p>Barone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for <text:span text:style-name="T1">For </text:span><text:span text:style-name="T1">Raynham [...]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table:style-name="ce3" office:value-type="string">
            <text:p><text:span text:style-name="T2">Quotation </text:span><text:span text:style-name="T2">marks for </text:span><text:span text:style-name="T3">As </text:span><text:span text:style-name="T3">you [...]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wishes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Wise Youth</text:p>
          </table:table-cell>
          <table:table-cell table:number-columns-repeated="6" table:style-name="ce4" office:value-type="string">
            <text:p>wise youth</text:p>
          </table:table-cell>
          <table:table-cell table:style-name="ce4" office:value-type="string">
            <text:p>Wise Youth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thus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. [<text:span text:style-name="T5">period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for Benson is<text:span text:style-name="T1"> [...]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Word choice: <text:span text:style-name="T1">a / our</text:span></text:p>
          </table:table-cell>
          <table:table-cell table:number-columns-repeated="6" table:style-name="ce4" office:value-type="string">
            <text:p>a faithful fool</text:p>
          </table:table-cell>
          <table:table-cell table:style-name="ce4" office:value-type="string">
            <text:p>our faithful fool</text:p>
          </table:table-cell>
          <table:table-cell table:style-name="ce4" office:value-type="string">
            <text:p>a faithful fool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Hyphenation </text:p>
          </table:table-cell>
          <table:table-cell table:number-columns-repeated="2" table:style-name="ce4" office:value-type="string">
            <text:p>half flayed</text:p>
          </table:table-cell>
          <table:table-cell table:number-columns-repeated="5" table:style-name="ce4" office:value-type="string">
            <text:p>half-flayed</text:p>
          </table:table-cell>
          <table:table-cell table:style-name="ce4" office:value-type="string">
            <text:p>half flayed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ignobly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for <text:span text:style-name="T1">The </text:span><text:span text:style-name="T1">young person </text:span><text:span text:style-name="T1">[...]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Fair</text:p>
          </table:table-cell>
          <table:table-cell table:number-columns-repeated="6" table:style-name="ce4" office:value-type="string">
            <text:p>fair</text:p>
          </table:table-cell>
          <table:table-cell table:style-name="ce4" office:value-type="string">
            <text:p>Fai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man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very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<text:span text:style-name="T1"> swore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6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As to her [<text:span text:style-name="T5">deleted </text:span><text:span text:style-name="T5">through</text:span>] likeness may be 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but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Word choice: <text:span text:style-name="T1">being made / </text:span><text:span text:style-name="T1">been made</text:span></text:p>
          </table:table-cell>
          <table:table-cell table:number-columns-repeated="3" table:style-name="ce4" office:value-type="string">
            <text:p>being made</text:p>
          </table:table-cell>
          <table:table-cell table:number-columns-repeated="4" table:style-name="ce4" office:value-type="string">
            <text:p>been made</text:p>
          </table:table-cell>
          <table:table-cell table:style-name="ce4" office:value-type="string">
            <text:p>being made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challenge her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Fairy Mythology</text:p>
          </table:table-cell>
          <table:table-cell table:number-columns-repeated="6" table:style-name="ce4" office:value-type="string">
            <text:p>fairy mythology</text:p>
          </table:table-cell>
          <table:table-cell table:style-name="ce4" office:value-type="string">
            <text:p>Fairy Mythology</text:p>
          </table:table-cell>
          <table:table-cell/>
        </table:table-row>
        <table:table-row table:style-name="ro5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Allow me [<text:span text:style-name="T5">deleted </text:span><text:span text:style-name="T5">through</text:span>] and benediction”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closing Adrian's letter</text:p>
          </table:table-cell>
          <table:table-cell table:style-name="ce4" office:value-type="string">
            <text:p>” [double quotes]</text:p>
          </table:table-cell>
          <table:table-cell table:style-name="ce6" office:value-type="string">
            <text:p>” [double quotes]</text:p>
          </table:table-cell>
          <table:table-cell table:number-columns-repeated="4" table:style-name="ce4" office:value-type="string">
            <text:p>”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”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Unripe Half</text:p>
          </table:table-cell>
          <table:table-cell table:number-columns-repeated="5" table:style-name="ce4" office:value-type="string">
            <text:p>unripe half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Unripe Half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Original Man</text:p>
          </table:table-cell>
          <table:table-cell table:number-columns-repeated="5" table:style-name="ce4" office:value-type="string">
            <text:p>original man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Original Man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for <text:span text:style-name="T1">I </text:span><text:span text:style-name="T1">have fulfilled </text:span><text:span text:style-name="T1">[...]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5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(not with [<text:span text:style-name="T5">deleted </text:span><text:span text:style-name="T5">through</text:span>] reverse?)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commences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reverse?)</text:span>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. [<text:span text:style-name="T5">period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number-columns-repeated="2" table:style-name="ce4" office:value-type="string">
            <text:p>God</text:p>
          </table:table-cell>
          <table:table-cell table:number-columns-repeated="5" table:style-name="ce4" office:value-type="string">
            <text:p>god</text:p>
          </table:table-cell>
          <table:table-cell table:style-name="ce4" office:value-type="string">
            <text:p>God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would, </text:span><text:span text:style-name="T1">and</text:span></text:p>
          </table:table-cell>
          <table:table-cell table:style-name="ce6" office:value-type="string">
            <text:p><text:span text:style-name="T6">[</text:span><text:span text:style-name="T7">no </text:span><text:span text:style-name="T7">punctuation</text:span><text:span text:style-name="T6">]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believe</text:span></text:p>
          </table:table-cell>
          <table:table-cell table:style-name="ce6" office:value-type="string">
            <text:p><text:span text:style-name="T6">[</text:span><text:span text:style-name="T7">no </text:span><text:span text:style-name="T7">punctuation</text:span><text:span text:style-name="T6">]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Italics</text:p>
          </table:table-cell>
          <table:table-cell table:style-name="ce4" office:value-type="string">
            <text:p><text:span text:style-name="T5">few</text:span> [<text:span text:style-name="T5">italicized</text:span>]</text:p>
          </table:table-cell>
          <table:table-cell table:style-name="ce4" office:value-type="string">
            <text:p><text:span text:style-name="T5">few</text:span> [<text:span text:style-name="T5">italicized</text:span>]</text:p>
          </table:table-cell>
          <table:table-cell table:style-name="ce4" office:value-type="string">
            <text:p><text:span text:style-name="T5">few</text:span> [<text:span text:style-name="T5">italicized</text:span>]</text:p>
          </table:table-cell>
          <table:table-cell table:style-name="ce4" office:value-type="string">
            <text:p><text:span text:style-name="T5">few</text:span> [<text:span text:style-name="T5">italicized</text:span>]</text:p>
          </table:table-cell>
          <table:table-cell table:style-name="ce4" office:value-type="string">
            <text:p><text:span text:style-name="T5">few</text:span> [<text:span text:style-name="T5">italicized</text:span>]</text:p>
          </table:table-cell>
          <table:table-cell table:style-name="ce4" office:value-type="string">
            <text:p><text:span text:style-name="T5">few</text:span> [<text:span text:style-name="T5">italicized</text:span>]</text:p>
          </table:table-cell>
          <table:table-cell table:style-name="ce4" office:value-type="string">
            <text:p><text:span text:style-name="T5">few</text:span> [<text:span text:style-name="T5">italicized</text:span>]</text:p>
          </table:table-cell>
          <table:table-cell table:style-name="ce4" office:value-type="string">
            <text:p>few [<text:span text:style-name="T5">not </text:span><text:span text:style-name="T5">italicized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Uncle</text:p>
          </table:table-cell>
          <table:table-cell table:number-columns-repeated="6" table:style-name="ce4" office:value-type="string">
            <text:p>uncle</text:p>
          </table:table-cell>
          <table:table-cell table:style-name="ce4" office:value-type="string">
            <text:p>Uncle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Institution</text:p>
          </table:table-cell>
          <table:table-cell table:number-columns-repeated="6" table:style-name="ce4" office:value-type="string">
            <text:p>institution</text:p>
          </table:table-cell>
          <table:table-cell table:style-name="ce4" office:value-type="string">
            <text:p>Institution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Winter</text:p>
          </table:table-cell>
          <table:table-cell table:number-columns-repeated="5" table:style-name="ce4" office:value-type="string">
            <text:p>winter</text:p>
          </table:table-cell>
          <table:table-cell table:number-columns-repeated="2" table:style-name="ce4" office:value-type="string">
            <text:p>Winte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institution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Religion</text:p>
          </table:table-cell>
          <table:table-cell table:number-columns-repeated="6" table:style-name="ce4" office:value-type="string">
            <text:p>religion</text:p>
          </table:table-cell>
          <table:table-cell table:style-name="ce4" office:value-type="string">
            <text:p>Religion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Religion / </text:span><text:span text:style-name="T1">religion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pring</text:p>
          </table:table-cell>
          <table:table-cell table:number-columns-repeated="2" table:style-name="ce4" office:value-type="string">
            <text:p>spring</text:p>
          </table:table-cell>
          <table:table-cell table:number-columns-repeated="5" table:style-name="ce4" office:value-type="string">
            <text:p>Spring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54</text:span>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. [<text:span text:style-name="T5">period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7</text:span>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. [<text:span text:style-name="T5">period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mall caps</text:p>
          </table:table-cell>
          <table:table-cell table:style-name="ce4" office:value-type="string">
            <text:p>P. S. [<text:span text:style-name="T5">small </text:span><text:span text:style-name="T5">caps</text:span>]</text:p>
          </table:table-cell>
          <table:table-cell table:style-name="ce4" office:value-type="string">
            <text:p>P. S. [<text:span text:style-name="T5">small </text:span><text:span text:style-name="T5">caps</text:span>]</text:p>
          </table:table-cell>
          <table:table-cell table:style-name="ce4" office:value-type="string">
            <text:p>P.S. [<text:span text:style-name="T5">not in </text:span><text:span text:style-name="T5">small caps</text:span>]</text:p>
          </table:table-cell>
          <table:table-cell table:style-name="ce4" office:value-type="string">
            <text:p>P.S. [<text:span text:style-name="T5">not in </text:span><text:span text:style-name="T5">small caps</text:span>]</text:p>
          </table:table-cell>
          <table:table-cell table:style-name="ce4" office:value-type="string">
            <text:p>P.S. [<text:span text:style-name="T5">not in </text:span><text:span text:style-name="T5">small caps</text:span>]</text:p>
          </table:table-cell>
          <table:table-cell table:style-name="ce4" office:value-type="string">
            <text:p>P.S. [<text:span text:style-name="T5">not in </text:span><text:span text:style-name="T5">small caps</text:span>]</text:p>
          </table:table-cell>
          <table:table-cell table:style-name="ce4" office:value-type="string">
            <text:p>P.S. [<text:span text:style-name="T5">not in </text:span><text:span text:style-name="T5">small caps</text:span>]</text:p>
          </table:table-cell>
          <table:table-cell table:style-name="ce4" office:value-type="string">
            <text:p>P. S. [<text:span text:style-name="T5">small </text:span><text:span text:style-name="T5">cap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P.S</text:span>.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5">
          <table:table-cell table:style-name="ce1" office:value-type="string">
            <text:p>Accidental</text:p>
          </table:table-cell>
          <table:table-cell office:value-type="string">
            <text:p>Quotation marks for <text:span text:style-name="T1">For </text:span><text:span text:style-name="T1">this reason</text:span></text:p>
          </table:table-cell>
          <table:table-cell table:style-name="ce4" office:value-type="string">
            <text:p>“ ' [<text:span text:style-name="T5">single </text:span><text:span text:style-name="T5">quotes inside </text:span><text:span text:style-name="T5">double </text:span><text:span text:style-name="T5">quotes</text:span>]</text:p>
          </table:table-cell>
          <table:table-cell table:style-name="ce4" office:value-type="string">
            <text:p>“ ' [<text:span text:style-name="T5">single </text:span><text:span text:style-name="T5">quotes inside </text:span><text:span text:style-name="T5">double </text:span><text:span text:style-name="T5">quotes</text:span>]</text:p>
          </table:table-cell>
          <table:table-cell table:style-name="ce4" office:value-type="string">
            <text:p>“ ' [<text:span text:style-name="T5">single </text:span><text:span text:style-name="T5">quotes inside </text:span><text:span text:style-name="T5">double </text:span><text:span text:style-name="T5">quotes</text:span>]</text:p>
          </table:table-cell>
          <table:table-cell table:style-name="ce4" office:value-type="string">
            <text:p>“ ' [<text:span text:style-name="T5">single </text:span><text:span text:style-name="T5">quotes inside </text:span><text:span text:style-name="T5">double </text:span><text:span text:style-name="T5">quotes</text:span>]</text:p>
          </table:table-cell>
          <table:table-cell table:style-name="ce4" office:value-type="string">
            <text:p>“ ' [<text:span text:style-name="T5">single </text:span><text:span text:style-name="T5">quotes inside </text:span><text:span text:style-name="T5">double </text:span><text:span text:style-name="T5">quotes</text:span>]</text:p>
          </table:table-cell>
          <table:table-cell table:style-name="ce4" office:value-type="string">
            <text:p>“ ' [<text:span text:style-name="T5">single </text:span><text:span text:style-name="T5">quotes inside </text:span><text:span text:style-name="T5">double </text:span><text:span text:style-name="T5">quotes</text:span>]</text:p>
          </table:table-cell>
          <table:table-cell table:style-name="ce4" office:value-type="string">
            <text:p>' “ [<text:span text:style-name="T5">double </text:span><text:span text:style-name="T5">quotes inside </text:span><text:span text:style-name="T5">single quotes</text:span>]</text:p>
          </table:table-cell>
          <table:table-cell table:style-name="ce4" office:value-type="string">
            <text:p>“ ' [<text:span text:style-name="T5">single </text:span><text:span text:style-name="T5">quotes inside </text:span><text:span text:style-name="T5">(misprinted) </text:span><text:span text:style-name="T5">single quotes</text:span>]</text:p>
          </table:table-cell>
          <table:table-cell/>
        </table:table-row>
        <table:table-row table:style-name="ro6">
          <table:table-cell table:style-name="ce1" office:value-type="string">
            <text:p>Accidental</text:p>
          </table:table-cell>
          <table:table-cell table:style-name="Default" office:value-type="string">
            <text:p>Italics</text:p>
          </table:table-cell>
          <table:table-cell table:style-name="ce1" office:value-type="string">
            <text:p><text:span text:style-name="T1">For this </text:span><text:span text:style-name="T1">reason</text:span> [<text:span text:style-name="T5">through</text:span>] <text:span text:style-name="T1">Strength</text:span> [not in italics]</text:p>
          </table:table-cell>
          <table:table-cell table:number-columns-repeated="5" table:style-name="ce1" office:value-type="string">
            <text:p>For this reason [through] Strength [in italics]</text:p>
          </table:table-cell>
          <table:table-cell table:style-name="ce1" office:value-type="string">
            <text:p><text:span text:style-name="T1">For this </text:span><text:span text:style-name="T1">reason</text:span> [<text:span text:style-name="T5">through</text:span>] <text:span text:style-name="T1">Strength</text:span> [not in italics]</text:p>
          </table:table-cell>
          <table:table-cell table:style-name="ce1" office:value-type="string">
            <text:p><text:span text:style-name="T1">For this </text:span><text:span text:style-name="T1">reason</text:span> [<text:span text:style-name="T5">through</text:span>] <text:span text:style-name="T1">Strength</text:span> [not in italics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 </text:p>
          </table:table-cell>
          <table:table-cell table:number-columns-repeated="2" table:style-name="ce4" office:value-type="string">
            <text:p>him</text:p>
          </table:table-cell>
          <table:table-cell table:number-columns-repeated="5" table:style-name="ce4" office:value-type="string">
            <text:p>Him</text:p>
          </table:table-cell>
          <table:table-cell table:style-name="ce4" office:value-type="string">
            <text:p>him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Quotation marks for <text:span text:style-name="T1">I </text:span><text:span text:style-name="T1">like to know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Wisdom</text:p>
          </table:table-cell>
          <table:table-cell table:number-columns-repeated="6" table:style-name="ce4" office:value-type="string">
            <text:p>wisdom</text:p>
          </table:table-cell>
          <table:table-cell table:style-name="ce4" office:value-type="string">
            <text:p>Wisdom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real </text:span><text:span text:style-name="T1">thoughts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When a wise </text:span><text:span text:style-name="T1">[...]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Substantive</text:p>
          </table:table-cell>
          <table:table-cell office:value-type="string">
            <text:p>Word choice:<text:span text:style-name="T1"> </text:span><text:span text:style-name="T1">further / </text:span><text:span text:style-name="T1">farther</text:span></text:p>
          </table:table-cell>
          <table:table-cell table:style-name="ce4" office:value-type="string">
            <text:p>further</text:p>
          </table:table-cell>
          <table:table-cell table:number-columns-repeated="5" table:style-name="ce4" office:value-type="string">
            <text:p>farther</text:p>
          </table:table-cell>
          <table:table-cell table:number-columns-repeated="2" table:style-name="ce4" office:value-type="string">
            <text:p>furthe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s for <text:span text:style-name="T1">fool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I </text:span><text:span text:style-name="T1">cannot get on </text:span><text:span text:style-name="T1">[...]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curious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beautiful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<text:span text:style-name="T1"> heathen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s for<text:span text:style-name="T1"> </text:span><text:span text:style-name="T1">that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and closed quotation marks for<text:span text:style-name="T1"> </text:span><text:span text:style-name="T1">Because,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Women / </text:span><text:span text:style-name="T1">women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number-columns-repeated="2" table:style-name="ce4" office:value-type="string">
            <text:p>Women</text:p>
          </table:table-cell>
          <table:table-cell table:number-columns-repeated="5" table:style-name="ce4" office:value-type="string">
            <text:p>women</text:p>
          </table:table-cell>
          <table:table-cell table:style-name="ce4" office:value-type="string">
            <text:p>Women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s for <text:span text:style-name="T1">Inspiration.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Indentation for <text:span text:style-name="T1">The letter </text:span><text:span text:style-name="T1">[...]</text:span>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<text:span text:style-name="T1">[</text:span><text:span text:style-name="T5">not 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I </text:span><text:span text:style-name="T1">have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and closed quotation marks for<text:span text:style-name="T1"> </text:span><text:span text:style-name="T1">cackle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Falstaff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s for <text:span text:style-name="T1">fat </text:span><text:span text:style-name="T1">man.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Quixotte</text:p>
          </table:table-cell>
          <table:table-cell table:style-name="ce4" office:value-type="string">
            <text:p>Quixotte</text:p>
          </table:table-cell>
          <table:table-cell table:number-columns-repeated="6" table:style-name="ce4" office:value-type="string">
            <text:p>Quixote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practical </text:span><text:span text:style-name="T1">again</text:span></text:p>
          </table:table-cell>
          <table:table-cell table:style-name="ce4" office:value-type="string">
            <text:p>? [<text:span text:style-name="T5">question </text:span><text:span text:style-name="T5">mark</text:span>]</text:p>
          </table:table-cell>
          <table:table-cell table:style-name="ce4" office:value-type="string">
            <text:p>? [<text:span text:style-name="T5">ques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? [<text:span text:style-name="T5">question </text:span><text:span text:style-name="T5">mark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thought<text:span text:style-name="T1">)</text:span>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Prefer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s for <text:span text:style-name="T1">Intelligence.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5">
          <table:table-cell table:style-name="ce1" office:value-type="string">
            <text:p>Substantive</text:p>
          </table:table-cell>
          <table:table-cell office:value-type="string">
            <text:p>Deletion of text,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By the way, [<text:span text:style-name="T5">deleted </text:span><text:span text:style-name="T5">through to</text:span>] earnest. 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5">
          <table:table-cell table:style-name="ce1" office:value-type="string">
            <text:p>Accidental</text:p>
          </table:table-cell>
          <table:table-cell office:value-type="string">
            <text:p>Note on italic question mark</text:p>
          </table:table-cell>
          <table:table-cell table:style-name="ce4" office:value-type="string">
            <text:p>[<text:span text:style-name="T5">question </text:span><text:span text:style-name="T5">mark printed </text:span><text:span text:style-name="T5">in italics all </text:span><text:span text:style-name="T5">editions</text:span>]</text:p>
          </table:table-cell>
          <table:table-cell table:style-name="ce4" office:value-type="string">
            <text:p>[<text:span text:style-name="T5">question </text:span><text:span text:style-name="T5">mark printed </text:span><text:span text:style-name="T5">in italics all </text:span><text:span text:style-name="T5">editions</text:span>]</text:p>
          </table:table-cell>
          <table:table-cell table:style-name="ce4" office:value-type="string">
            <text:p>[<text:span text:style-name="T5">question </text:span><text:span text:style-name="T5">mark printed </text:span><text:span text:style-name="T5">in italics all </text:span><text:span text:style-name="T5">editions</text:span>]</text:p>
          </table:table-cell>
          <table:table-cell table:style-name="ce4" office:value-type="string">
            <text:p>[<text:span text:style-name="T5">question </text:span><text:span text:style-name="T5">mark printed </text:span><text:span text:style-name="T5">in italics all </text:span><text:span text:style-name="T5">editions</text:span>]</text:p>
          </table:table-cell>
          <table:table-cell table:style-name="ce4" office:value-type="string">
            <text:p>[<text:span text:style-name="T5">question </text:span><text:span text:style-name="T5">mark printed </text:span><text:span text:style-name="T5">in italics all </text:span><text:span text:style-name="T5">editions</text:span>]</text:p>
          </table:table-cell>
          <table:table-cell table:style-name="ce4" office:value-type="string">
            <text:p>[<text:span text:style-name="T5">question </text:span><text:span text:style-name="T5">mark printed </text:span><text:span text:style-name="T5">in italics all </text:span><text:span text:style-name="T5">editions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[<text:span text:style-name="T5">question </text:span><text:span text:style-name="T5">mark printed </text:span><text:span text:style-name="T5">in italics all </text:span><text:span text:style-name="T5">edition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Experiment</text:p>
          </table:table-cell>
          <table:table-cell table:number-columns-repeated="5" table:style-name="ce4" office:value-type="string">
            <text:p>experimen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Experimen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eason</text:p>
          </table:table-cell>
          <table:table-cell table:number-columns-repeated="5" table:style-name="ce4" office:value-type="string">
            <text:p>season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eason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reward?</text:span>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-- [<text:span text:style-name="T5">em dash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Baronet</text:p>
          </table:table-cell>
          <table:table-cell table:number-columns-repeated="5" table:style-name="ce4" office:value-type="string">
            <text:p>barone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Baronet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Word choice: <text:span text:style-name="T1">meditate the / </text:span><text:span text:style-name="T1">meditate on </text:span><text:span text:style-name="T1">the</text:span></text:p>
          </table:table-cell>
          <table:table-cell table:style-name="ce4" office:value-type="string">
            <text:p>meditate the </text:p>
          </table:table-cell>
          <table:table-cell table:number-columns-repeated="2" table:style-name="ce4" office:value-type="string">
            <text:p>meditate the</text:p>
          </table:table-cell>
          <table:table-cell table:number-columns-repeated="3" table:style-name="ce4" office:value-type="string">
            <text:p>meditate on the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meditate the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Open and closed quotation marks for launched through the surf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Word choice: <text:span text:style-name="T1">much more / </text:span><text:span text:style-name="T1">much less</text:span></text:p>
          </table:table-cell>
          <table:table-cell table:style-name="ce4" office:value-type="string">
            <text:p>much more</text:p>
          </table:table-cell>
          <table:table-cell table:style-name="ce4" office:value-type="string">
            <text:p>much more </text:p>
          </table:table-cell>
          <table:table-cell table:style-name="ce4" office:value-type="string">
            <text:p>much more</text:p>
          </table:table-cell>
          <table:table-cell table:number-columns-repeated="4" table:style-name="ce4" office:value-type="string">
            <text:p>much less</text:p>
          </table:table-cell>
          <table:table-cell table:style-name="ce4" office:value-type="string">
            <text:p>much more</text:p>
          </table:table-cell>
          <table:table-cell/>
        </table:table-row>
        <table:table-row table:style-name="ro6">
          <table:table-cell table:style-name="ce1" office:value-type="string">
            <text:p>Substantive</text:p>
          </table:table-cell>
          <table:table-cell office:value-type="string">
            <text:p>Rewriting of sentence</text:p>
          </table:table-cell>
          <table:table-cell table:number-columns-repeated="6" table:style-name="ce4" office:value-type="string">
            <text:p>Why did he for a moment stand with erect head facing it?</text:p>
          </table:table-cell>
          <table:table-cell table:style-name="ce4" office:value-type="string">
            <text:p>He stood for a moment with erect head facing it.<text:span text:style-name="T1"> [</text:span><text:span text:style-name="T5">rewriting</text:span>]</text:p>
          </table:table-cell>
          <table:table-cell table:style-name="ce4" office:value-type="string">
            <text:p>Why did he for a moment stand with erect head facing it?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features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brows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wrinkles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forehead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years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youth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4">looked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clear-</text:span><text:span text:style-name="T1">thoughted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conceived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 for <text:span text:style-name="T1">Me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greybeasts</text:p>
          </table:table-cell>
          <table:table-cell table:style-name="ce4" office:value-type="string">
            <text:p>greybeasts</text:p>
          </table:table-cell>
          <table:table-cell table:style-name="ce4" office:value-type="string">
            <text:p>greybeasts</text:p>
          </table:table-cell>
          <table:table-cell table:style-name="ce4" office:value-type="string">
            <text:p>grey beasts</text:p>
          </table:table-cell>
          <table:table-cell table:style-name="ce4" office:value-type="string">
            <text:p>grey beasts</text:p>
          </table:table-cell>
          <table:table-cell table:style-name="ce4" office:value-type="string">
            <text:p>grey beasts</text:p>
          </table:table-cell>
          <table:table-cell table:style-name="ce4" office:value-type="string">
            <text:p>grey beasts</text:p>
          </table:table-cell>
          <table:table-cell table:style-name="ce4" office:value-type="string">
            <text:p>greybeasts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<text:span text:style-name="T1">greybeasts / </text:span><text:span text:style-name="T1">beasts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case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2">
          <table:table-cell table:style-name="ce1" office:value-type="string">
            <text:p>Substantive</text:p>
          </table:table-cell>
          <table:table-cell office:value-type="string">
            <text:p>Rewriting of phrase within sentence</text:p>
          </table:table-cell>
          <table:table-cell table:number-columns-repeated="6" table:style-name="ce4" office:value-type="string">
            <text:p>could at times snatch</text:p>
          </table:table-cell>
          <table:table-cell table:style-name="ce4" office:value-type="string">
            <text:p>could snatch at times [<text:span text:style-name="T5">rewriting</text:span>]</text:p>
          </table:table-cell>
          <table:table-cell table:style-name="ce4" office:value-type="string">
            <text:p>could at times snatch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Reflector</text:p>
          </table:table-cell>
          <table:table-cell table:number-columns-repeated="6" table:style-name="ce4" office:value-type="string">
            <text:p>reflector</text:p>
          </table:table-cell>
          <table:table-cell table:style-name="ce4" office:value-type="string">
            <text:p>Reflector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Fact</text:p>
          </table:table-cell>
          <table:table-cell table:number-columns-repeated="6" table:style-name="ce4" office:value-type="string">
            <text:p>fact</text:p>
          </table:table-cell>
          <table:table-cell table:style-name="ce4" office:value-type="string">
            <text:p>Fact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once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1">
          <table:table-cell table:style-name="ce1" office:value-type="string">
            <text:p>Substantive</text:p>
          </table:table-cell>
          <table:table-cell office:value-type="string">
            <text:p>Word choice:<text:span text:style-name="T1"> </text:span><text:span text:style-name="T1">further / </text:span><text:span text:style-name="T1">farther</text:span></text:p>
          </table:table-cell>
          <table:table-cell table:number-columns-repeated="3" table:style-name="ce4" office:value-type="string">
            <text:p>further</text:p>
          </table:table-cell>
          <table:table-cell table:number-columns-repeated="4" table:style-name="ce4" office:value-type="string">
            <text:p>farther</text:p>
          </table:table-cell>
          <table:table-cell table:style-name="ce4" office:value-type="string">
            <text:p>further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life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Experiment</text:p>
          </table:table-cell>
          <table:table-cell table:number-columns-repeated="6" table:style-name="ce4" office:value-type="string">
            <text:p>experiment</text:p>
          </table:table-cell>
          <table:table-cell table:style-name="ce4" office:value-type="string">
            <text:p>Experimen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Experiment / </text:span><text:span text:style-name="T1">experiment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 for <text:span text:style-name="T1">Why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encountered?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Experiment</text:p>
          </table:table-cell>
          <table:table-cell table:number-columns-repeated="6" table:style-name="ce4" office:value-type="string">
            <text:p>experiment</text:p>
          </table:table-cell>
          <table:table-cell table:style-name="ce4" office:value-type="string">
            <text:p>Experiment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Uncle</text:p>
          </table:table-cell>
          <table:table-cell table:number-columns-repeated="6" table:style-name="ce4" office:value-type="string">
            <text:p>uncle</text:p>
          </table:table-cell>
          <table:table-cell table:style-name="ce4" office:value-type="string">
            <text:p>Uncle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Punctuation after <text:span text:style-name="T1">woman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 DOUBLE CHECK!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object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encouraged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Damaged or missing letter</text:p>
          </table:table-cell>
          <table:table-cell table:style-name="ce4" office:value-type="string">
            <text:p>[<text:span text:style-name="T5">n/a</text:span>]</text:p>
          </table:table-cell>
          <table:table-cell table:style-name="ce4" office:value-type="string">
            <text:p>[<text:span text:style-name="T5">n/a</text:span>]</text:p>
          </table:table-cell>
          <table:table-cell table:style-name="ce4" office:value-type="string">
            <text:p>[<text:span text:style-name="T5">n/a</text:span>]</text:p>
          </table:table-cell>
          <table:table-cell table:style-name="ce4" office:value-type="string">
            <text:p>t [<text:span text:style-name="T5">instead of</text:span> it]</text:p>
          </table:table-cell>
          <table:table-cell table:style-name="ce4" office:value-type="string">
            <text:p>t [<text:span text:style-name="T5">instead of</text:span> it]</text:p>
          </table:table-cell>
          <table:table-cell table:style-name="ce4" office:value-type="string">
            <text:p>[<text:span text:style-name="T5">n/a</text:span>]</text:p>
          </table:table-cell>
          <table:table-cell table:style-name="ce4" office:value-type="string">
            <text:p>[<text:span text:style-name="T5">n/a</text:span>]</text:p>
          </table:table-cell>
          <table:table-cell table:style-name="ce4" office:value-type="string">
            <text:p>[<text:span text:style-name="T5">n/a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etherealized</text:p>
          </table:table-cell>
          <table:table-cell table:style-name="ce4" office:value-type="string">
            <text:p>etherealized</text:p>
          </table:table-cell>
          <table:table-cell table:style-name="ce4" office:value-type="string">
            <text:p>etherealised</text:p>
          </table:table-cell>
          <table:table-cell table:style-name="ce4" office:value-type="string">
            <text:p>etherealized</text:p>
          </table:table-cell>
          <table:table-cell table:style-name="ce4" office:value-type="string">
            <text:p>etherealized</text:p>
          </table:table-cell>
          <table:table-cell table:style-name="ce4" office:value-type="string">
            <text:p>etherealized </text:p>
          </table:table-cell>
          <table:table-cell table:style-name="ce4" office:value-type="string">
            <text:p>etherealized</text:p>
          </table:table-cell>
          <table:table-cell table:style-name="ce4" office:value-type="string">
            <text:p>etherealized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Love</text:p>
          </table:table-cell>
          <table:table-cell table:number-columns-repeated="6" table:style-name="ce4" office:value-type="string">
            <text:p>love</text:p>
          </table:table-cell>
          <table:table-cell table:style-name="ce4" office:value-type="string">
            <text:p>Love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office:value-type="string">
            <text:p>Revelations</text:p>
          </table:table-cell>
          <table:table-cell table:number-columns-repeated="6" office:value-type="string">
            <text:p>revelations</text:p>
          </table:table-cell>
          <table:table-cell office:value-type="string">
            <text:p>Revelations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office:value-type="string">
            <text:p>Sensations</text:p>
          </table:table-cell>
          <table:table-cell table:number-columns-repeated="5" office:value-type="string">
            <text:p>sensations</text:p>
          </table:table-cell>
          <table:table-cell table:style-name="ce7" office:value-type="string">
            <text:p>sensations</text:p>
          </table:table-cell>
          <table:table-cell office:value-type="string">
            <text:p>Sensations</text:p>
          </table:table-cell>
          <table:table-cell/>
        </table:table-row>
        <table:table-row table:style-name="ro3">
          <table:table-cell office:value-type="string">
            <text:p>Substantive</text:p>
          </table:table-cell>
          <table:table-cell office:value-type="string">
            <text:p>Deletion of text, uncertain cause</text:p>
          </table:table-cell>
          <table:table-cell table:style-name="ce4" office:value-type="string">
            <text:p>Celestial [<text:span text:style-name="T5">not </text:span><text:span text:style-name="T5">deleted</text:span>]</text:p>
          </table:table-cell>
          <table:table-cell table:style-name="ce4" office:value-type="string">
            <text:p>Celestial [<text:span text:style-name="T5">not </text:span><text:span text:style-name="T5">deleted</text:span>]</text:p>
          </table:table-cell>
          <table:table-cell table:style-name="ce4" office:value-type="string">
            <text:p>Celestial [<text:span text:style-name="T5">not </text:span><text:span text:style-name="T5">deleted</text:span>]</text:p>
          </table:table-cell>
          <table:table-cell table:style-name="ce4" office:value-type="string">
            <text:p><text:s/>[<text:span text:style-name="T5">deleted </text:span><text:span text:style-name="T1">Celestial</text:span>]</text:p>
          </table:table-cell>
          <table:table-cell table:style-name="ce4" office:value-type="string">
            <text:p><text:s/>[<text:span text:style-name="T5">deleted </text:span><text:span text:style-name="T1">Celestial</text:span>]</text:p>
          </table:table-cell>
          <table:table-cell table:style-name="ce4" office:value-type="string">
            <text:p><text:s/>[<text:span text:style-name="T5">deleted </text:span><text:span text:style-name="T1">Celestial</text:span>]</text:p>
          </table:table-cell>
          <table:table-cell table:style-name="ce4" office:value-type="string">
            <text:p><text:s/>[<text:span text:style-name="T5">deleted </text:span><text:span text:style-name="T1">Celestial</text:span>]</text:p>
          </table:table-cell>
          <table:table-cell table:style-name="ce4" office:value-type="string">
            <text:p>Celestial [<text:span text:style-name="T5">not </text:span><text:span text:style-name="T5">deleted</text:span>]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number-columns-repeated="3" table:style-name="ce4" office:value-type="string">
            <text:p>Shores</text:p>
          </table:table-cell>
          <table:table-cell table:number-columns-repeated="4" table:style-name="ce4" office:value-type="string">
            <text:p>shores</text:p>
          </table:table-cell>
          <table:table-cell table:style-name="ce4" office:value-type="string">
            <text:p>Shores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Heaven</text:p>
          </table:table-cell>
          <table:table-cell table:number-columns-repeated="6" table:style-name="ce4" office:value-type="string">
            <text:p>heaven</text:p>
          </table:table-cell>
          <table:table-cell table:style-name="ce4" office:value-type="string">
            <text:p>Heaven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Punctuation after<text:span text:style-name="T1"> horizon </text:span><text:span text:style-name="T5">and </text:span><text:span text:style-name="T5">preceding em </text:span><text:span text:style-name="T5">dash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Open and closed quotation marks for <text:span text:style-name="T1">Let </text:span><text:span text:style-name="T1">us remember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Stylistic presentation of <text:span text:style-name="T1">The </text:span><text:span text:style-name="T1">Pilgrim's </text:span><text:span text:style-name="T1">Scrip</text:span></text:p>
          </table:table-cell>
          <table:table-cell table:style-name="ce4" office:value-type="string">
            <text:p>[<text:span text:style-name="T5">small caps</text:span>]</text:p>
          </table:table-cell>
          <table:table-cell table:style-name="ce4" office:value-type="string">
            <text:p>[<text:span text:style-name="T5">small caps</text:span>]</text:p>
          </table:table-cell>
          <table:table-cell table:style-name="ce4" office:value-type="string">
            <text:p>[<text:span text:style-name="T5">small caps</text:span>]</text:p>
          </table:table-cell>
          <table:table-cell table:style-name="ce4" office:value-type="string">
            <text:p>[<text:span text:style-name="T5">small caps</text:span>]</text:p>
          </table:table-cell>
          <table:table-cell table:style-name="ce4" office:value-type="string">
            <text:p>[<text:span text:style-name="T5">small caps</text:span>]</text:p>
          </table:table-cell>
          <table:table-cell table:style-name="ce4" office:value-type="string">
            <text:p>[<text:span text:style-name="T5">small caps</text:span>]</text:p>
          </table:table-cell>
          <table:table-cell table:style-name="ce4" office:value-type="string">
            <text:p>[<text:span text:style-name="T5">single </text:span><text:span text:style-name="T5">quotes</text:span>]</text:p>
          </table:table-cell>
          <table:table-cell table:style-name="ce4" office:value-type="string">
            <text:p>[<text:span text:style-name="T5">small caps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Open quotation marks for <text:span text:style-name="T1">that </text:span><text:span text:style-name="T1">Nature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Divine</text:p>
          </table:table-cell>
          <table:table-cell table:number-columns-repeated="6" table:style-name="ce4" office:value-type="string">
            <text:p>divine</text:p>
          </table:table-cell>
          <table:table-cell table:style-name="ce4" office:value-type="string">
            <text:p>Divine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losed quotation marks for <text:span text:style-name="T1">Hog.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/>
        </table:table-row>
        <table:table-row table:style-name="ro2">
          <table:table-cell office:value-type="string">
            <text:p>Accidental</text:p>
          </table:table-cell>
          <table:table-cell office:value-type="string">
            <text:p>Space between paragraphs ending <text:span text:style-name="T1">Hog.</text:span> and beginning<text:span text:style-name="T1"> It </text:span><text:span text:style-name="T1">was one</text:span></text:p>
          </table:table-cell>
          <table:table-cell table:style-name="ce4" office:value-type="string">
            <text:p>[<text:span text:style-name="T5">large space</text:span>]</text:p>
          </table:table-cell>
          <table:table-cell table:style-name="ce4" office:value-type="string">
            <text:p>[<text:span text:style-name="T5">space</text:span>]</text:p>
          </table:table-cell>
          <table:table-cell table:style-name="ce4" office:value-type="string">
            <text:p>[<text:span text:style-name="T5">no space</text:span>]</text:p>
          </table:table-cell>
          <table:table-cell table:style-name="ce4" office:value-type="string">
            <text:p>[<text:span text:style-name="T5">no space</text:span>]</text:p>
          </table:table-cell>
          <table:table-cell table:style-name="ce4" office:value-type="string">
            <text:p>[<text:span text:style-name="T5">no space</text:span>]</text:p>
          </table:table-cell>
          <table:table-cell table:style-name="ce4" office:value-type="string">
            <text:p>[<text:span text:style-name="T5">no space</text:span>]</text:p>
          </table:table-cell>
          <table:table-cell table:style-name="ce4" office:value-type="string">
            <text:p>[<text:span text:style-name="T5">no space</text:span>]</text:p>
          </table:table-cell>
          <table:table-cell table:style-name="ce4" office:value-type="string">
            <text:p>[<text:span text:style-name="T5">space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Punctuation after <text:span text:style-name="T1">moment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Autumn Evening</text:p>
          </table:table-cell>
          <table:table-cell table:number-columns-repeated="6" table:style-name="ce4" office:value-type="string">
            <text:p>autumn evening</text:p>
          </table:table-cell>
          <table:table-cell table:style-name="ce4" office:value-type="string">
            <text:p>Autumn Evening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tation</text:p>
          </table:table-cell>
          <table:table-cell table:number-columns-repeated="6" table:style-name="ce4" office:value-type="string">
            <text:p>station</text:p>
          </table:table-cell>
          <table:table-cell table:style-name="ce4" office:value-type="string">
            <text:p>Station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tation-Master</text:p>
          </table:table-cell>
          <table:table-cell table:number-columns-repeated="6" table:style-name="ce4" office:value-type="string">
            <text:p>station-master</text:p>
          </table:table-cell>
          <table:table-cell table:style-name="ce4" office:value-type="string">
            <text:p>Station-Master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3" table:style-name="ce4" office:value-type="string">
            <text:p>unenclosed</text:p>
          </table:table-cell>
          <table:table-cell table:style-name="ce4" office:value-type="string">
            <text:p>uninclosed</text:p>
          </table:table-cell>
          <table:table-cell table:style-name="ce4" office:value-type="string">
            <text:p>uninclosed</text:p>
          </table:table-cell>
          <table:table-cell table:style-name="ce4" office:value-type="string">
            <text:p>uninclosed</text:p>
          </table:table-cell>
          <table:table-cell table:style-name="ce4" office:value-type="string">
            <text:p>uninclosed</text:p>
          </table:table-cell>
          <table:table-cell table:style-name="ce4" office:value-type="string">
            <text:p>unenclosed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Open quotation marks for <text:span text:style-name="T1">What news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5">
          <table:table-cell office:value-type="string">
            <text:p>Substantive</text:p>
          </table:table-cell>
          <table:table-cell office:value-type="string">
            <text:p>Deletion of text,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--Is she well [<text:span text:style-name="T5">deleted </text:span><text:span text:style-name="T5">through to</text:span>] Is she safe? 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office:value-type="string">
            <text:p>Substantive</text:p>
          </table:table-cell>
          <table:table-cell office:value-type="string">
            <text:p>Addition to text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--Is there and illness?</text:p>
          </table:table-cell>
          <table:table-cell table:style-name="ce4" office:value-type="string">
            <text:p>[<text:span text:style-name="T5">no addition</text:span>]</text:p>
          </table:table-cell>
          <table:table-cell/>
        </table:table-row>
        <table:table-row table:style-name="ro6">
          <table:table-cell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Tom smuggled his pipe into his pocket.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1">
          <table:table-cell office:value-type="string">
            <text:p>Substantive</text:p>
          </table:table-cell>
          <table:table-cell office:value-type="string">
            <text:p>Change of words:<text:span text:style-name="T1"> He / </text:span><text:span text:style-name="T1">Tom</text:span></text:p>
          </table:table-cell>
          <table:table-cell table:number-columns-repeated="6" table:style-name="ce4" office:value-type="string">
            <text:p>He</text:p>
          </table:table-cell>
          <table:table-cell table:style-name="ce4" office:value-type="string">
            <text:p>Tom </text:p>
          </table:table-cell>
          <table:table-cell table:style-name="ce4" office:value-type="string">
            <text:p>He</text:p>
          </table:table-cell>
          <table:table-cell/>
        </table:table-row>
        <table:table-row table:style-name="ro1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Dilemma</text:p>
          </table:table-cell>
          <table:table-cell table:number-columns-repeated="6" table:style-name="ce4" office:value-type="string">
            <text:p>dilemma</text:p>
          </table:table-cell>
          <table:table-cell table:style-name="ce4" office:value-type="string">
            <text:p>Dilemma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3" table:style-name="ce4" office:value-type="string">
            <text:p>agricultural</text:p>
          </table:table-cell>
          <table:table-cell table:style-name="ce4" office:value-type="string">
            <text:p>agriculural [<text:span text:style-name="T5">misspelled</text:span>]</text:p>
          </table:table-cell>
          <table:table-cell table:style-name="ce4" office:value-type="string">
            <text:p>agriculural [<text:span text:style-name="T5">misspelled</text:span>]</text:p>
          </table:table-cell>
          <table:table-cell table:style-name="ce4" office:value-type="string">
            <text:p>agriculural [<text:span text:style-name="T5">misspelled</text:span>]</text:p>
          </table:table-cell>
          <table:table-cell table:number-columns-repeated="2" table:style-name="ce4" office:value-type="string">
            <text:p>agricultural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Spacing/spelling</text:p>
          </table:table-cell>
          <table:table-cell table:number-columns-repeated="3" table:style-name="ce4" office:value-type="string">
            <text:p>which</text:p>
          </table:table-cell>
          <table:table-cell table:style-name="ce4" office:value-type="string">
            <text:p>wh ich [<text:span text:style-name="T5">extra </text:span><text:span text:style-name="T5">space</text:span>] </text:p>
          </table:table-cell>
          <table:table-cell table:style-name="ce4" office:value-type="string">
            <text:p>wh ich [<text:span text:style-name="T5">extra </text:span><text:span text:style-name="T5">space</text:span>] </text:p>
          </table:table-cell>
          <table:table-cell table:style-name="ce4" office:value-type="string">
            <text:p>wh ich [<text:span text:style-name="T5">extra </text:span><text:span text:style-name="T5">space</text:span>] </text:p>
          </table:table-cell>
          <table:table-cell table:number-columns-repeated="2" table:style-name="ce4" office:value-type="string">
            <text:p>which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Punctuation after <text:span text:style-name="T1">thought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Open quotation marks for <text:span text:style-name="T1">No, </text:span><text:span text:style-name="T1">I don't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losed quotation mark for <text:span text:style-name="T1">Richard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deprecating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6">
          <table:table-cell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“You're looking uncommon well, sir.”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5" table:style-name="ce4" office:value-type="string">
            <text:p>sir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6">
          <table:table-cell office:value-type="string">
            <text:p>Substantive</text:p>
          </table:table-cell>
          <table:table-cell office:value-type="string">
            <text:p>Deletion of text,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“D’you hear, Tom?” <text:s/>cried Richard, imperatively.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7">
          <table:table-cell office:value-type="string">
            <text:p>Substantive</text:p>
          </table:table-cell>
          <table:table-cell office:value-type="string">
            <text:p>Addition to text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[<text:span text:style-name="T5">no addition</text:span>]</text:p>
          </table:table-cell>
          <table:table-cell table:style-name="ce4" office:value-type="string">
            <text:p>‘Speak out,’ he was commended. [<text:span text:style-name="T5">replaces </text:span><text:span text:style-name="T5">deleted text</text:span> “D'you hear [...]]</text:p>
          </table:table-cell>
          <table:table-cell table:style-name="ce4" office:value-type="string">
            <text:p>[<text:span text:style-name="T5">no addition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Open quotation marks for<text:span text:style-name="T1"> I </text:span><text:span text:style-name="T1">haven't</text:span>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</text:span>]</text:p>
          </table:table-cell>
          <table:table-cell/>
        </table:table-row>
        <table:table-row table:style-name="ro5">
          <table:table-cell office:value-type="string">
            <text:p>Substantive</text:p>
          </table:table-cell>
          <table:table-cell office:value-type="string">
            <text:p>Deletion of text,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How is she? <text:s/>Where is she?” [<text:span text:style-name="T5">delete</text:span><text:span text:style-name="T5">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losed quotation marks for <text:span text:style-name="T1">she? / week!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5">
          <table:table-cell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Tom stepped back [<text:span text:style-name="T5">deleted </text:span><text:span text:style-name="T5">through</text:span>] other chap.”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5" table:style-name="ce4" office:value-type="string">
            <text:p>sir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Spelling: <text:span text:style-name="T1">tall'n </text:span><text:span text:style-name="T1">/ tell'n</text:span></text:p>
          </table:table-cell>
          <table:table-cell table:style-name="ce4" office:value-type="string">
            <text:p>tall'n</text:p>
          </table:table-cell>
          <table:table-cell table:style-name="ce4" office:value-type="string">
            <text:p>tell'n</text:p>
          </table:table-cell>
          <table:table-cell table:style-name="ce4" office:value-type="string">
            <text:p>tell'n</text:p>
          </table:table-cell>
          <table:table-cell table:style-name="ce4" office:value-type="string">
            <text:p>tell'n</text:p>
          </table:table-cell>
          <table:table-cell table:style-name="ce4" office:value-type="string">
            <text:p>tell'n</text:p>
          </table:table-cell>
          <table:table-cell table:style-name="ce4" office:value-type="string">
            <text:p>tell'n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tall'n</text:p>
          </table:table-cell>
          <table:table-cell/>
        </table:table-row>
        <table:table-row table:style-name="ro2">
          <table:table-cell office:value-type="string">
            <text:p>Accidental</text:p>
          </table:table-cell>
          <table:table-cell office:value-type="string">
            <text:p>Spelling </text:p>
          </table:table-cell>
          <table:table-cell table:style-name="ce4" office:value-type="string">
            <text:p>for ’t [<text:span text:style-name="T5">“it” </text:span><text:span text:style-name="T5">abbreviated </text:span><text:span text:style-name="T5">independentl</text:span><text:span text:style-name="T5">y</text:span>]</text:p>
          </table:table-cell>
          <table:table-cell table:style-name="ce4" office:value-type="string">
            <text:p>for't</text:p>
          </table:table-cell>
          <table:table-cell table:style-name="ce4" office:value-type="string">
            <text:p>for't</text:p>
          </table:table-cell>
          <table:table-cell table:style-name="ce4" office:value-type="string">
            <text:p>for't</text:p>
          </table:table-cell>
          <table:table-cell table:style-name="ce6" office:value-type="string">
            <text:p>for't</text:p>
          </table:table-cell>
          <table:table-cell table:style-name="ce4" office:value-type="string">
            <text:p>for'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for't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5" table:style-name="ce4" office:value-type="string">
            <text:p>sir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shewd</text:p>
          </table:table-cell>
          <table:table-cell table:number-columns-repeated="5" table:style-name="ce4" office:value-type="string">
            <text:p>should 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hewd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ontraction, shifting apostrophes for</text:p>
          </table:table-cell>
          <table:table-cell table:number-columns-repeated="2" table:style-name="ce4" office:value-type="string">
            <text:p>’a </text:p>
          </table:table-cell>
          <table:table-cell table:style-name="ce4" office:value-type="string">
            <text:p>a’ DOUBLE CHECK</text:p>
          </table:table-cell>
          <table:table-cell table:number-columns-repeated="3" table:style-name="ce4" office:value-type="string">
            <text:p>a’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‘a</text:p>
          </table:table-cell>
          <table:table-cell/>
        </table:table-row>
        <table:table-row table:style-name="ro3">
          <table:table-cell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5" table:style-name="ce4" office:value-type="string">
            <text:p>sir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2">
          <table:table-cell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it ’d [<text:span text:style-name="T5">“would” </text:span><text:span text:style-name="T5">abbreviated </text:span><text:span text:style-name="T5">independentl</text:span><text:span text:style-name="T5">y</text:span>]</text:p>
          </table:table-cell>
          <table:table-cell table:number-columns-repeated="5" table:style-name="ce4" office:value-type="string">
            <text:p>it'd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it'd</text:p>
          </table:table-cell>
          <table:table-cell/>
        </table:table-row>
        <table:table-row table:style-name="ro5">
          <table:table-cell office:value-type="string">
            <text:p>Accidental</text:p>
          </table:table-cell>
          <table:table-cell office:value-type="string">
            <text:p>Punctuation after <text:span text:style-name="T1">thinks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 DOUBLE CHECK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hero</text:span>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it ’s [<text:span text:style-name="T5">“is” </text:span><text:span text:style-name="T5">abbreviated </text:span><text:span text:style-name="T5">independentl</text:span><text:span text:style-name="T5">y</text:span>]</text:p>
          </table:table-cell>
          <table:table-cell table:number-columns-repeated="5" table:style-name="ce4" office:value-type="string">
            <text:p>it's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it's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Spelling </text:p>
          </table:table-cell>
          <table:table-cell table:style-name="ce4" office:value-type="string">
            <text:p>do ’t [<text:span text:style-name="T5">“it” </text:span><text:span text:style-name="T5">abbreviated </text:span><text:span text:style-name="T5">independentl</text:span><text:span text:style-name="T5">y</text:span>]</text:p>
          </table:table-cell>
          <table:table-cell table:style-name="ce4" office:value-type="string">
            <text:p>do't</text:p>
          </table:table-cell>
          <table:table-cell table:style-name="ce4" office:value-type="string">
            <text:p>do't</text:p>
          </table:table-cell>
          <table:table-cell table:style-name="ce4" office:value-type="string">
            <text:p>do't</text:p>
          </table:table-cell>
          <table:table-cell table:style-name="ce4" office:value-type="string">
            <text:p>do't</text:p>
          </table:table-cell>
          <table:table-cell table:style-name="ce4" office:value-type="string">
            <text:p>do'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do'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: contracted and non-contracted</text:p>
          </table:table-cell>
          <table:table-cell table:number-columns-repeated="2" table:style-name="ce4" office:value-type="string">
            <text:p>’a</text:p>
          </table:table-cell>
          <table:table-cell table:style-name="ce4" office:value-type="string">
            <text:p>a DOUBLE CHECK</text:p>
          </table:table-cell>
          <table:table-cell table:number-columns-repeated="3" table:style-name="ce4" office:value-type="string">
            <text:p>a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a’ </text:p>
          </table:table-cell>
          <table:table-cell/>
        </table:table-row>
        <table:table-row table:style-name="ro5">
          <table:table-cell table:style-name="ce1" office:value-type="string">
            <text:p>Accidental</text:p>
          </table:table-cell>
          <table:table-cell office:value-type="string">
            <text:p>Italics</text:p>
          </table:table-cell>
          <table:table-cell table:style-name="ce4" office:value-type="string">
            <text:p>[<text:span text:style-name="T5">quotes not in </text:span><text:span text:style-name="T5">italics</text:span>]</text:p>
          </table:table-cell>
          <table:table-cell table:style-name="ce4" office:value-type="string">
            <text:p>[<text:span text:style-name="T5">quotes not in </text:span><text:span text:style-name="T5">italics</text:span>]</text:p>
          </table:table-cell>
          <table:table-cell table:style-name="ce4" office:value-type="string">
            <text:p>[<text:span text:style-name="T5">quotes not in </text:span><text:span text:style-name="T5">italics</text:span>] DOUBLE CHECK</text:p>
          </table:table-cell>
          <table:table-cell table:style-name="ce6" office:value-type="string">
            <text:p><text:span text:style-name="T2">[</text:span><text:span text:style-name="T8">quotes not in </text:span><text:span text:style-name="T8">italics</text:span><text:span text:style-name="T2">]</text:span></text:p>
          </table:table-cell>
          <table:table-cell table:style-name="ce4" office:value-type="string">
            <text:p>[<text:span text:style-name="T5">quotes not in </text:span><text:span text:style-name="T5">italics</text:span>]</text:p>
          </table:table-cell>
          <table:table-cell table:style-name="ce4" office:value-type="string">
            <text:p>[<text:span text:style-name="T5">quotes not in </text:span><text:span text:style-name="T5">italics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[<text:span text:style-name="T5">quotes in </text:span><text:span text:style-name="T5">italics</text:span>]</text:p>
          </table:table-cell>
          <table:table-cell/>
        </table:table-row>
        <table:table-row table:style-name="ro5">
          <table:table-cell table:style-name="ce1" office:value-type="string">
            <text:p>Accidental</text:p>
          </table:table-cell>
          <table:table-cell office:value-type="string">
            <text:p>Spelling and italics</text:p>
          </table:table-cell>
          <table:table-cell table:style-name="ce4" office:value-type="string">
            <text:p><text:span text:style-name="T5">He </text:span>’d [<text:span text:style-name="T5">He in </text:span><text:span text:style-name="T5">italics</text:span>; <text:span text:style-name="T5">“would” </text:span><text:span text:style-name="T5">abbreviated </text:span><text:span text:style-name="T5">independentl</text:span><text:span text:style-name="T5">y</text:span>]</text:p>
          </table:table-cell>
          <table:table-cell table:style-name="ce1" office:value-type="string">
            <text:p>He<text:span text:style-name="T1">'d [</text:span><text:span text:style-name="T5">only</text:span><text:span text:style-name="T1"> He </text:span><text:span text:style-name="T5">in italics</text:span><text:span text:style-name="T1">]</text:span></text:p>
          </table:table-cell>
          <table:table-cell table:style-name="ce1" office:value-type="string">
            <text:p>He'd [<text:span text:style-name="T5">all </text:span><text:span text:style-name="T5">italics</text:span>]</text:p>
          </table:table-cell>
          <table:table-cell table:style-name="ce1" office:value-type="string">
            <text:p>He'd [<text:span text:style-name="T5">all </text:span><text:span text:style-name="T5">italics</text:span>]</text:p>
          </table:table-cell>
          <table:table-cell table:style-name="ce1" office:value-type="string">
            <text:p>He'd [<text:span text:style-name="T5">all </text:span><text:span text:style-name="T5">italics</text:span>]</text:p>
          </table:table-cell>
          <table:table-cell table:style-name="ce3" office:value-type="string">
            <text:p><text:span text:style-name="T2">He'd [</text:span><text:span text:style-name="T8">all </text:span><text:span text:style-name="T8">italics</text:span><text:span text:style-name="T2">]</text:span>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1" office:value-type="string">
            <text:p>He'd [<text:span text:style-name="T5">all </text:span><text:span text:style-name="T5">italics</text:span>]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So ’d <text:s/>[<text:span text:style-name="T5">“would” </text:span><text:span text:style-name="T5">abbreviated </text:span><text:span text:style-name="T5">independentl</text:span><text:span text:style-name="T5">y</text:span>]</text:p>
          </table:table-cell>
          <table:table-cell table:style-name="ce4" office:value-type="string">
            <text:p>So'd</text:p>
          </table:table-cell>
          <table:table-cell table:style-name="ce4" office:value-type="string">
            <text:p>So'd</text:p>
          </table:table-cell>
          <table:table-cell table:style-name="ce4" office:value-type="string">
            <text:p>So'd</text:p>
          </table:table-cell>
          <table:table-cell table:style-name="ce4" office:value-type="string">
            <text:p>So'd</text:p>
          </table:table-cell>
          <table:table-cell table:style-name="ce4" office:value-type="string">
            <text:p>So'd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o'd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 preceding <text:span text:style-name="T1">Wellington</text:span></text:p>
          </table:table-cell>
          <table:table-cell table:style-name="ce4" office:value-type="string">
            <text:p>’o [<text:span text:style-name="T5">apostrophe </text:span><text:span text:style-name="T5">on left</text:span>]</text:p>
          </table:table-cell>
          <table:table-cell table:style-name="ce4" office:value-type="string">
            <text:p>o’</text:p>
          </table:table-cell>
          <table:table-cell table:style-name="ce4" office:value-type="string">
            <text:p>o’ DOUBLE CHECK</text:p>
          </table:table-cell>
          <table:table-cell table:number-columns-repeated="3" table:style-name="ce4" office:value-type="string">
            <text:p>o’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o’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 preceding <text:span text:style-name="T1">them</text:span></text:p>
          </table:table-cell>
          <table:table-cell table:style-name="ce4" office:value-type="string">
            <text:p>’o [<text:span text:style-name="T5">apostrophe </text:span><text:span text:style-name="T5">on left</text:span>]</text:p>
          </table:table-cell>
          <table:table-cell table:style-name="ce4" office:value-type="string">
            <text:p>’o [<text:span text:style-name="T5">apostrophe </text:span><text:span text:style-name="T5">on left</text:span>]</text:p>
          </table:table-cell>
          <table:table-cell table:style-name="ce4" office:value-type="string">
            <text:p>o’ DOUBLE CHECK</text:p>
          </table:table-cell>
          <table:table-cell table:number-columns-repeated="3" table:style-name="ce4" office:value-type="string">
            <text:p>o’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o’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Peninsoolar</text:p>
          </table:table-cell>
          <table:table-cell table:number-columns-repeated="5" table:style-name="ce4" office:value-type="string">
            <text:p>Peninsular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Peninsoola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speert</text:p>
          </table:table-cell>
          <table:table-cell table:number-columns-repeated="5" table:style-name="ce4" office:value-type="string">
            <text:p>spiri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peer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2" table:style-name="ce4" office:value-type="string">
            <text:p>shan't</text:p>
          </table:table-cell>
          <table:table-cell table:style-name="ce4" office:value-type="string">
            <text:p>sha’n’t</text:p>
          </table:table-cell>
          <table:table-cell table:number-columns-repeated="3" table:style-name="ce4" office:value-type="string">
            <text:p>shan't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shan'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away</text:span>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Thus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and closed quotation marks for <text:span text:style-name="T1">Go </text:span><text:span text:style-name="T1">on, Tom!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Open and closed quotation marks for <text:span text:style-name="T1">Yes </text:span><text:span text:style-name="T1">[</text:span><text:span text:style-name="T5">through</text:span><text:span text:style-name="T1">] </text:span><text:span text:style-name="T1">Well?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said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work</text:span>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Likewise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Lat'n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Nom'tive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sir!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he said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; [<text:span text:style-name="T5">semi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She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sir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and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them.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Good bye</text:p>
          </table:table-cell>
          <table:table-cell table:style-name="ce4" office:value-type="string">
            <text:p>Good bye </text:p>
          </table:table-cell>
          <table:table-cell table:style-name="ce4" office:value-type="string">
            <text:p>Good-bye DOUBLE CHECK</text:p>
          </table:table-cell>
          <table:table-cell table:number-columns-repeated="5" table:style-name="ce4" office:value-type="string">
            <text:p>Good-bye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And though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me,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I </text:span><text:span text:style-name="T1">took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me.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Substantive</text:p>
          </table:table-cell>
          <table:table-cell office:value-type="string">
            <text:p>Word choice: <text:span text:style-name="T1">Tom / He</text:span></text:p>
          </table:table-cell>
          <table:table-cell table:number-columns-repeated="6" table:style-name="ce4" office:value-type="string">
            <text:p>Tom</text:p>
          </table:table-cell>
          <table:table-cell table:style-name="ce4" office:value-type="string">
            <text:p>He</text:p>
          </table:table-cell>
          <table:table-cell table:style-name="ce4" office:value-type="string">
            <text:p>Tom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sentiment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DOUBLE CHECK</text:p>
          </table:table-cell>
          <table:table-cell table:number-columns-repeated="4" table:style-name="ce4" office:value-type="string">
            <text:p>-- [em dash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hero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DOUBLE CHECK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[<text:span text:style-name="T5">no </text:span><text:span text:style-name="T5">punctuation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Indentation for <text:span text:style-name="T1">You saw </text:span><text:span text:style-name="T1">no</text:span>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 table:style-name="ce4" office:value-type="string">
            <text:p>[<text:span text:style-name="T5">not indented</text:span>]</text:p>
          </table:table-cell>
          <table:table-cell table:style-name="ce4" office:value-type="string">
            <text:p>[<text:span text:style-name="T5">indented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You saw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Tom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No, </text:span><text:span text:style-name="T1">sir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<text:s/>[single quotes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last!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4">
          <table:table-cell table:style-name="ce1" office:value-type="string">
            <text:p>Substantive</text:p>
          </table:table-cell>
          <table:table-cell table:style-name="ce4" office:value-type="string">
            <text:p>Deletion of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said Tom, imitating the forlornness of his master’s voice.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That was 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Tom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Tom?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Well, sir </text:span></text:p>
          </table:table-cell>
          <table:table-cell table:number-columns-repeated="6" table:style-name="ce4" office:value-type="string">
            <text:p>“ [double quotes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double quotes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more.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Tom?</text:p>
          </table:table-cell>
          <table:table-cell/>
        </table:table-row>
        <table:table-row table:style-name="ro5">
          <table:table-cell table:style-name="ce1" office:value-type="string">
            <text:p>Substantive</text:p>
          </table:table-cell>
          <table:table-cell office:value-type="string">
            <text:p>Deleted text; 1896 purposeful and 1950 by accident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“You didn’t go [<text:span text:style-name="T5">through</text:span>] doing that, sir!” [<text:span text:style-name="T5">deleted</text:span>]</text:p>
          </table:table-cell>
          <table:table-cell table:style-name="ce4" office:value-type="string">
            <text:p>“You didn’t go [<text:span text:style-name="T5">through</text:span>] doing that, sir!” [<text:span text:style-name="T5">deleted</text:span>]</text:p>
          </table:table-cell>
          <table:table-cell/>
        </table:table-row>
        <table:table-row table:style-name="ro5">
          <table:table-cell table:style-name="ce1" office:value-type="string">
            <text:p>Accidental</text:p>
          </table:table-cell>
          <table:table-cell office:value-type="string">
            <text:p>Em dash, length of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 [<text:span text:style-name="T5">em dash</text:span>]</text:p>
          </table:table-cell>
          <table:table-cell table:style-name="ce4" office:value-type="string">
            <text:p>---- [<text:span text:style-name="T5">double </text:span><text:span text:style-name="T5">em dash</text:span>] DOUBLE CHECK</text:p>
          </table:table-cell>
          <table:table-cell table:style-name="ce4" office:value-type="string">
            <text:p>---- [<text:span text:style-name="T5">double </text:span><text:span text:style-name="T5">em dash</text:span>] </text:p>
          </table:table-cell>
          <table:table-cell table:style-name="ce4" office:value-type="string">
            <text:p>---- [<text:span text:style-name="T5">double </text:span><text:span text:style-name="T5">em dash</text:span>] </text:p>
          </table:table-cell>
          <table:table-cell table:style-name="ce4" office:value-type="string">
            <text:p>---- [<text:span text:style-name="T5">double </text:span><text:span text:style-name="T5">em dash</text:span>] 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5" table:style-name="ce4" office:value-type="string">
            <text:p>sir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doin'</text:p>
          </table:table-cell>
          <table:table-cell table:style-name="ce4" office:value-type="string">
            <text:p>doin'</text:p>
          </table:table-cell>
          <table:table-cell table:style-name="ce4" office:value-type="string">
            <text:p>doing DOUBLE CHECK</text:p>
          </table:table-cell>
          <table:table-cell table:style-name="ce4" office:value-type="string">
            <text:p>doing</text:p>
          </table:table-cell>
          <table:table-cell table:style-name="ce4" office:value-type="string">
            <text:p>doing </text:p>
          </table:table-cell>
          <table:table-cell table:style-name="ce4" office:value-type="string">
            <text:p>doing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 table:style-name="ce4" office:value-type="string">
            <text:p>[<text:span text:style-name="T5">n/a; deleted </text:span><text:span text:style-name="T5">sec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And so 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table:style-name="ce4" office:value-type="string">
            <text:p><text:span text:style-name="T5">Punctuation </text:span><text:span text:style-name="T5">after</text:span> sight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Substantive</text:p>
          </table:table-cell>
          <table:table-cell office:value-type="string">
            <text:p>Deleted text,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Tom?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Tom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<text:span text:style-name="T1"> </text:span><text:span text:style-name="T1">Clean gone 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<text:span text:style-name="T5"> </text:span><text:span text:style-name="T1">Sir! / </text:span><text:span text:style-name="T1">sir!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Punctuation after<text:span text:style-name="T1"> Sir / sir</text:span>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. [<text:span text:style-name="T5">period</text:span>] DOUBLE CHECK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Why did they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<text:span text:style-name="T1"> to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Why didn't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<text:span text:style-name="T1"> </text:span><text:span text:style-name="T1">write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Why did she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Punctuation after <text:span text:style-name="T1">mine</text:span>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 table:style-name="ce4" office:value-type="string">
            <text:p>DOUBLE CHECK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! [<text:span text:style-name="T5">exclamation </text:span><text:span text:style-name="T5">mark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2" table:style-name="ce4" office:value-type="string">
            <text:p>away</text:p>
          </table:table-cell>
          <table:table-cell table:style-name="ce4" office:value-type="string">
            <text:p>DOUBLE CHECK</text:p>
          </table:table-cell>
          <table:table-cell table:number-columns-repeated="3" table:style-name="ce4" office:value-type="string">
            <text:p>way</text:p>
          </table:table-cell>
          <table:table-cell table:number-columns-repeated="2" table:style-name="ce4" office:value-type="string">
            <text:p>away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Tom!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and closed quotation marks for Yes, Sir / <text:span text:style-name="T1">Yes, sir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2">
          <table:table-cell table:style-name="ce1" office:value-type="string">
            <text:p>Accidental</text:p>
          </table:table-cell>
          <table:table-cell office:value-type="string">
            <text:p>Open and closed quotation marks for <text:span text:style-name="T1">Where have </text:span><text:span text:style-name="T1">they taken </text:span><text:span text:style-name="T1">her to?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She had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Tom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No </text:span><text:span text:style-name="T1">mistake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say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And she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her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She looked / </text:span><text:span text:style-name="T1">look'd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2" table:style-name="ce4" office:value-type="string">
            <text:p>looked</text:p>
          </table:table-cell>
          <table:table-cell table:style-name="ce4" office:value-type="string">
            <text:p>DOUBLE CHECK</text:p>
          </table:table-cell>
          <table:table-cell table:style-name="ce4" office:value-type="string">
            <text:p>look'd</text:p>
          </table:table-cell>
          <table:table-cell table:style-name="ce4" office:value-type="string">
            <text:p>look'd</text:p>
          </table:table-cell>
          <table:table-cell table:style-name="ce4" office:value-type="string">
            <text:p>look'd</text:p>
          </table:table-cell>
          <table:table-cell table:style-name="ce4" office:value-type="string">
            <text:p>look'd</text:p>
          </table:table-cell>
          <table:table-cell table:style-name="ce4" office:value-type="string">
            <text:p>looked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6" table:style-name="ce4" office:value-type="string">
            <text:p>she'd</text:p>
          </table:table-cell>
          <table:table-cell table:style-name="ce4" office:value-type="string">
            <text:p>she 'd</text:p>
          </table:table-cell>
          <table:table-cell table:style-name="ce4" office:value-type="string">
            <text:p>she'd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Sir / sir</text:span>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, [<text:span text:style-name="T5">comma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, [<text:span text:style-name="T5">comma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Sir / </text:span><text:span text:style-name="T1">sir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2">
          <table:table-cell table:style-name="ce1" office:value-type="string">
            <text:p>Substantive</text:p>
          </table:table-cell>
          <table:table-cell office:value-type="string">
            <text:p>Deleted text,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Tom insinuated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But </text:span><text:span text:style-name="T1">her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white?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and closed quotation marks for <text:span text:style-name="T1">White as a </text:span><text:span text:style-name="T1">sheet.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2">
          <table:table-cell table:style-name="ce1" office:value-type="string">
            <text:p>Substantive</text:p>
          </table:table-cell>
          <table:table-cell office:value-type="string">
            <text:p>Deleted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She could [...] please him.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2">
          <table:table-cell table:style-name="ce1" office:value-type="string">
            <text:p>Substantive</text:p>
          </table:table-cell>
          <table:table-cell office:value-type="string">
            <text:p>Deleted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“Tom!” he [<text:span text:style-name="T5">through</text:span>] sir?”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Sir</text:p>
          </table:table-cell>
          <table:table-cell table:number-columns-repeated="6" table:style-name="ce4" office:value-type="string">
            <text:p>sir</text:p>
          </table:table-cell>
          <table:table-cell table:style-name="ce4" office:value-type="string">
            <text:p>Sir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style-name="ce4" office:value-type="string">
            <text:p>stedfast</text:p>
          </table:table-cell>
          <table:table-cell table:style-name="ce4" office:value-type="string">
            <text:p>steadfast</text:p>
          </table:table-cell>
          <table:table-cell table:style-name="ce4" office:value-type="string">
            <text:p>DOUBLE CHECK</text:p>
          </table:table-cell>
          <table:table-cell table:number-columns-repeated="2" table:style-name="ce4" office:value-type="string">
            <text:p>steadfast</text:p>
          </table:table-cell>
          <table:table-cell table:style-name="ce4" office:value-type="string">
            <text:p>stedfast</text:p>
          </table:table-cell>
          <table:table-cell table:style-name="ce4" office:value-type="string">
            <text:p>stedfast</text:p>
          </table:table-cell>
          <table:table-cell table:style-name="ce4" office:value-type="string">
            <text:p>steadfast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Punctuation after <text:span text:style-name="T1">drawn</text:span>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: [<text:span text:style-name="T5">colon</text:span>]</text:p>
          </table:table-cell>
          <table:table-cell table:style-name="ce4" office:value-type="string">
            <text:p>. [<text:span text:style-name="T5">period</text:span>]</text:p>
          </table:table-cell>
          <table:table-cell table:style-name="ce4" office:value-type="string">
            <text:p>: [<text:span text:style-name="T5">colon</text:span>]</text:p>
          </table:table-cell>
          <table:table-cell/>
        </table:table-row>
        <table:table-row table:style-name="ro2">
          <table:table-cell table:style-name="ce1" office:value-type="string">
            <text:p>Substantive</text:p>
          </table:table-cell>
          <table:table-cell office:value-type="string">
            <text:p>Deleted text, most likely purposeful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[<text:span text:style-name="T5">no deletion</text:span>]</text:p>
          </table:table-cell>
          <table:table-cell table:style-name="ce4" office:value-type="string">
            <text:p><text:s/>thither he [<text:span text:style-name="T5">through</text:span>] him, for [<text:span text:style-name="T5">deleted</text:span>]</text:p>
          </table:table-cell>
          <table:table-cell table:style-name="ce4" office:value-type="string">
            <text:p>[<text:span text:style-name="T5">no deletion</text:span>]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number-columns-repeated="8" table:style-name="ce4" office:value-type="string">
            <text:p>He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Open quotation marks for <text:span text:style-name="T1">Tell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“ [<text:span text:style-name="T5">double </text:span><text:span text:style-name="T5">quotes]</text:span>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2" table:style-name="ce4" office:value-type="string">
            <text:p>shan't</text:p>
          </table:table-cell>
          <table:table-cell table:style-name="ce4" office:value-type="string">
            <text:p>DOUBLE CHECK</text:p>
          </table:table-cell>
          <table:table-cell table:number-columns-repeated="3" table:style-name="ce4" office:value-type="string">
            <text:p>shan't</text:p>
          </table:table-cell>
          <table:table-cell table:style-name="ce4" office:value-type="string">
            <text:p>sha’n’t</text:p>
          </table:table-cell>
          <table:table-cell table:style-name="ce4" office:value-type="string">
            <text:p>shan't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Closed quotation mark for <text:span text:style-name="T1">dinner,</text:span>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 table:style-name="ce4" office:value-type="string">
            <text:p>' [<text:span text:style-name="T5">single </text:span><text:span text:style-name="T5">quotes</text:span>]</text:p>
          </table:table-cell>
          <table:table-cell table:style-name="ce4" office:value-type="string">
            <text:p>” [<text:span text:style-name="T5">double </text:span><text:span text:style-name="T5">quotes</text:span>]</text:p>
          </table:table-cell>
          <table:table-cell/>
        </table:table-row>
        <table:table-row table:style-name="ro3">
          <table:table-cell table:style-name="ce1" office:value-type="string">
            <text:p>Accidental</text:p>
          </table:table-cell>
          <table:table-cell office:value-type="string">
            <text:p>Spelling</text:p>
          </table:table-cell>
          <table:table-cell table:number-columns-repeated="2" table:style-name="ce4" office:value-type="string">
            <text:p>towards</text:p>
          </table:table-cell>
          <table:table-cell table:style-name="ce4" office:value-type="string">
            <text:p>DOUBLE CHECK</text:p>
          </table:table-cell>
          <table:table-cell table:number-columns-repeated="4" table:style-name="ce4" office:value-type="string">
            <text:p>toward</text:p>
          </table:table-cell>
          <table:table-cell table:style-name="ce4" office:value-type="string">
            <text:p>towards</text:p>
          </table:table-cell>
          <table:table-cell/>
        </table:table-row>
        <table:table-row table:style-name="ro1">
          <table:table-cell table:style-name="ce1" office:value-type="string">
            <text:p>Accidental</text:p>
          </table:table-cell>
          <table:table-cell office:value-type="string">
            <text:p>Capitalization</text:p>
          </table:table-cell>
          <table:table-cell table:style-name="ce4" office:value-type="string">
            <text:p>Jewel</text:p>
          </table:table-cell>
          <table:table-cell table:number-columns-repeated="6" table:style-name="ce4" office:value-type="string">
            <text:p>jewel</text:p>
          </table:table-cell>
          <table:table-cell table:style-name="ce4" office:value-type="string">
            <text:p>Jewel</text:p>
          </table:table-cell>
          <table:table-cell/>
        </table:table-row>
        <table:table-row table:style-name="ro8" table:number-rows-repeated="8">
          <table:table-cell table:style-name="ce1"/>
          <table:table-cell/>
          <table:table-cell table:style-name="ce4" table:number-columns-repeated="8"/>
          <table:table-cell/>
        </table:table-row>
        <table:table-row table:style-name="ro8" table:number-rows-repeated="65208">
          <table:table-cell table:number-columns-repeated="11"/>
        </table:table-row>
        <table:table-row table:style-name="ro8">
          <table:table-cell table:number-columns-repeated="11"/>
        </table:table-row>
      </table:table>
      <table:table table:name="Sheet2" table:style-name="ta1" table:print="false">
        <table:table-column table:style-name="co4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8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3">05/03/2008</text:date>, <text:time>15:0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Barbara Heritage</meta:initial-creator>
    <meta:creation-date>2008-04-19T21:36:44</meta:creation-date>
    <dc:creator>Barbara Heritage</dc:creator>
    <dc:date>2008-05-03T15:03:52</dc:date>
    <meta:printed-by>Barbara Heritage</meta:printed-by>
    <meta:print-date>2008-04-30T09:09:56</meta:print-date>
    <meta:editing-cycles>143</meta:editing-cycles>
    <meta:editing-duration>P7DT6H13M56S</meta:editing-duration>
    <meta:user-defined meta:name="Info 1"/>
    <meta:user-defined meta:name="Info 2"/>
    <meta:user-defined meta:name="Info 3"/>
    <meta:user-defined meta:name="Info 4"/>
    <meta:document-statistic meta:table-count="3" meta:cell-count="3188"/>
  </office:meta>
</office:document-meta>
</file>